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120c" officeooo:paragraph-rsid="001b120c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120c" officeooo:paragraph-rsid="001b120c" style:font-size-asian="16pt" style:font-weight-asian="bold" style:font-size-complex="16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style:text-underline-style="solid" style:text-underline-width="auto" style:text-underline-color="font-color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helock Holmes </text:p>
      <text:p text:style-name="P1"><text:span text:style-name="T2">-Accueil</text:span></text:p>
      <text:p text:style-name="P1"><text:span text:style-name="T2"/></text:p>
      <text:p text:style-name="P1"><text:span text:style-name="T2">-Histoire</text:span></text:p>
      <text:p text:style-name="P1"><text:span text:style-name="T2"/></text:p>
      <text:p text:style-name="P1"><text:span text:style-name="T2">-Mythe ou réalité ?</text:span></text:p>
      <text:p text:style-name="P1"><text:span text:style-name="T2"/></text:p>
      <text:p text:style-name="P1"><text:span text:style-name="T2">-Auteur</text:span></text:p>
      <text:p text:style-name="P1"><text:span text:style-name="T2">anecdote </text:span></text:p>
      <text:p text:style-name="P1"><text:span text:style-name="T2"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0:25:49.643000000</meta:creation-date>
    <dc:date>2023-11-20T10:43:08.160000000</dc:date>
    <meta:editing-duration>PT17M19S</meta:editing-duration>
    <meta:editing-cycles>1</meta:editing-cycles>
    <meta:document-statistic meta:table-count="0" meta:image-count="0" meta:object-count="0" meta:page-count="1" meta:paragraph-count="6" meta:word-count="10" meta:character-count="67" meta:non-whitespace-character-count="61"/>
    <meta:generator>LibreOffice/7.5.1.2$Windows_X86_64 LibreOffice_project/fcbaee479e84c6cd81291587d2ee68cba099e129</meta:generator>
  </office:meta>
</office:document-meta>
</file>